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color="#333333"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officeooo:paragraph-rsid="0016466a"/>
    </style:style>
    <style:style style:name="P3" style:family="paragraph" style:parent-style-name="Text_20_body">
      <style:text-properties fo:font-style="italic" officeooo:rsid="0016466a" officeooo:paragraph-rsid="00288661" style:font-style-asian="italic" style:font-style-complex="italic"/>
    </style:style>
    <style:style style:name="P4" style:family="paragraph" style:parent-style-name="Text_20_body">
      <style:text-properties officeooo:paragraph-rsid="00224532"/>
    </style:style>
    <style:style style:name="P5" style:family="paragraph" style:parent-style-name="Text_20_body">
      <style:text-properties officeooo:rsid="00224532" officeooo:paragraph-rsid="00224532"/>
    </style:style>
    <style:style style:name="P6" style:family="paragraph" style:parent-style-name="Text_20_body">
      <style:text-properties officeooo:rsid="0022dcb2" officeooo:paragraph-rsid="0022dcb2"/>
    </style:style>
    <style:style style:name="P7" style:family="paragraph" style:parent-style-name="Text_20_body">
      <style:text-properties officeooo:paragraph-rsid="00235ba7"/>
    </style:style>
    <style:style style:name="P8" style:family="paragraph" style:parent-style-name="Text_20_body">
      <style:text-properties officeooo:rsid="00236fb5" officeooo:paragraph-rsid="00236fb5"/>
    </style:style>
    <style:style style:name="P9" style:family="paragraph" style:parent-style-name="Text_20_body">
      <style:text-properties officeooo:rsid="00236fb5" officeooo:paragraph-rsid="00256d19"/>
    </style:style>
    <style:style style:name="P10" style:family="paragraph" style:parent-style-name="Text_20_body">
      <style:text-properties officeooo:paragraph-rsid="00256d19"/>
    </style:style>
    <style:style style:name="P11" style:family="paragraph" style:parent-style-name="Text_20_body">
      <style:text-properties officeooo:paragraph-rsid="00264795"/>
    </style:style>
    <style:style style:name="P12" style:family="paragraph" style:parent-style-name="Text_20_body">
      <style:text-properties officeooo:rsid="00264795" officeooo:paragraph-rsid="00264795"/>
    </style:style>
    <style:style style:name="P13" style:family="paragraph" style:parent-style-name="Text_20_body">
      <style:text-properties style:text-line-through-style="solid" style:text-line-through-type="single"/>
    </style:style>
    <style:style style:name="P14" style:family="paragraph" style:parent-style-name="Text_20_body">
      <style:text-properties style:text-line-through-style="solid" style:text-line-through-type="single" fo:font-style="normal" officeooo:rsid="00224532" officeooo:paragraph-rsid="00215298" style:font-style-asian="normal" style:font-style-complex="normal"/>
    </style:style>
    <style:style style:name="P15" style:family="paragraph" style:parent-style-name="Text_20_body">
      <style:text-properties fo:font-weight="normal" officeooo:rsid="0022dcb2" officeooo:paragraph-rsid="0022dcb2" style:font-weight-asian="normal" style:font-weight-complex="normal"/>
    </style:style>
    <style:style style:name="P16" style:family="paragraph" style:parent-style-name="Text_20_body">
      <style:text-properties style:use-window-font-color="true" officeooo:rsid="00235ba7" officeooo:paragraph-rsid="00235ba7"/>
    </style:style>
    <style:style style:name="P17" style:family="paragraph" style:parent-style-name="Standard">
      <style:text-properties officeooo:rsid="0016466a" officeooo:paragraph-rsid="0016466a"/>
    </style:style>
    <style:style style:name="P18" style:family="paragraph" style:parent-style-name="Subtitle">
      <style:text-properties officeooo:paragraph-rsid="00288661"/>
    </style:style>
    <style:style style:name="P19" style:family="paragraph" style:parent-style-name="Preformatted_20_Text">
      <style:text-properties fo:font-weight="bold" style:font-weight-asian="bold" style:font-weight-complex="bold"/>
    </style:style>
    <style:style style:name="P20" style:family="paragraph" style:parent-style-name="Preformatted_20_Text">
      <style:text-properties fo:font-weight="bold" officeooo:paragraph-rsid="00264795" style:font-weight-asian="bold" style:font-weight-complex="bold"/>
    </style:style>
    <style:style style:name="P21" style:family="paragraph" style:parent-style-name="Heading_20_2">
      <style:text-properties fo:color="#3f8000"/>
    </style:style>
    <style:style style:name="P22" style:family="paragraph" style:parent-style-name="Heading_20_2">
      <style:paragraph-properties fo:text-align="start" style:justify-single-word="false"/>
    </style:style>
    <style:style style:name="P23" style:family="paragraph" style:parent-style-name="Heading_20_3">
      <style:text-properties fo:color="#3f8000"/>
    </style:style>
    <style:style style:name="P24" style:family="paragraph" style:parent-style-name="Heading_20_3">
      <style:text-properties fo:color="#3f8000" officeooo:paragraph-rsid="0029c617"/>
    </style:style>
    <style:style style:name="P25" style:family="paragraph" style:parent-style-name="Heading_20_3">
      <style:text-properties officeooo:paragraph-rsid="0022dcb2"/>
    </style:style>
    <style:style style:name="P26" style:family="paragraph" style:parent-style-name="Heading_20_3">
      <style:text-properties fo:color="#e0c838" officeooo:paragraph-rsid="001cabdb"/>
    </style:style>
    <style:style style:name="P27" style:family="paragraph" style:parent-style-name="Heading_20_3">
      <style:text-properties officeooo:paragraph-rsid="00235ba7"/>
    </style:style>
    <style:style style:name="P28" style:family="paragraph" style:parent-style-name="Text_20_body" style:list-style-name="L1">
      <style:text-properties fo:font-weight="normal" officeooo:rsid="00169b71" officeooo:paragraph-rsid="00169b71" style:font-weight-asian="normal" style:font-weight-complex="normal"/>
    </style:style>
    <style:style style:name="T1" style:family="text">
      <style:text-properties officeooo:rsid="0016466a"/>
    </style:style>
    <style:style style:name="T2" style:family="text">
      <style:text-properties officeooo:rsid="00169b71"/>
    </style:style>
    <style:style style:name="T3" style:family="text">
      <style:text-properties style:text-underline-style="none"/>
    </style:style>
    <style:style style:name="T4" style:family="text">
      <style:text-properties officeooo:rsid="0018c15d"/>
    </style:style>
    <style:style style:name="T5" style:family="text">
      <style:text-properties officeooo:rsid="001cabdb"/>
    </style:style>
    <style:style style:name="T6" style:family="text">
      <style:text-properties officeooo:rsid="001d1b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e0c838"/>
    </style:style>
    <style:style style:name="T9" style:family="text">
      <style:text-properties fo:color="#e0c838" officeooo:rsid="002004e1"/>
    </style:style>
    <style:style style:name="T10" style:family="text">
      <style:text-properties fo:color="#e0c838" officeooo:rsid="0017e219"/>
    </style:style>
    <style:style style:name="T11" style:family="text">
      <style:text-properties fo:color="#e0c838" officeooo:rsid="00235ba7"/>
    </style:style>
    <style:style style:name="T12" style:family="text">
      <style:text-properties fo:color="#666666"/>
    </style:style>
    <style:style style:name="T13" style:family="text">
      <style:text-properties fo:color="#666666" officeooo:rsid="002004e1"/>
    </style:style>
    <style:style style:name="T14" style:family="text">
      <style:text-properties fo:color="#666666" officeooo:rsid="001cabdb"/>
    </style:style>
    <style:style style:name="T15" style:family="text">
      <style:text-properties fo:color="#666666" officeooo:rsid="00235ba7"/>
    </style:style>
    <style:style style:name="T16" style:family="text">
      <style:text-properties officeooo:rsid="00235ba7"/>
    </style:style>
    <style:style style:name="T17" style:family="text">
      <style:text-properties officeooo:rsid="002a46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1 <text:span text:style-name="T1">- </text:span>Politique<text:span text:style-name="T5">s</text:span> de libre accès des éditeurs en chimie</text:h>
      <text:p text:style-name="P17"/>
      <text:p text:style-name="P18">Editeur : Wiley, Elsevier, RSC, ACS </text:p>
      <text:p text:style-name="P3">Conserver uniquement l'éditeur choisi pour la fiche et supprimer les autes mentions</text:p>
      <text:p text:style-name="P3"/>
      <text:p text:style-name="Horizontal_20_Line"/>
      <text:h text:style-name="P21" text:outline-level="2"><text:span text:style-name="T16">1. </text:span>Rubrique 1 : <text:span text:style-name="T3">green open access</text:span></text:h>
      <text:p text:style-name="P19"/>
      <text:p text:style-name="Preformatted_20_Text"><text:span text:style-name="T7">URL des pages consultées :</text:span> </text:p>
      <text:p text:style-name="P4"><text:a xlink:type="simple" xlink:href="https://authorservices.wiley.com/author-resources/Journal-Authors/licensing/self-archiving.html" text:style-name="Internet_20_link" text:visited-style-name="Visited_20_Internet_20_Link"/></text:p>
      <text:p text:style-name="P5"/>
      <text:h text:style-name="P23" text:outline-level="3"><text:span text:style-name="T16">1.2 </text:span>Comment situer la politique de cet éditeur par rapport à ce que permet la loi pour une République numérique?</text:h>
      <text:list xml:id="list977229482" text:style-name="L1">
        <text:list-item>
          <text:p text:style-name="P28">Plus restrictive</text:p>
        </text:list-item>
        <text:list-item>
          <text:p text:style-name="P28">Moins restrictive</text:p>
        </text:list-item>
      </text:list>
      <text:h text:style-name="P24" text:outline-level="3"><text:span text:style-name="T16">1.3 </text:span>Précisez : <text:span text:style-name="T2">Quelle(s) version(s) d'un article est-il permis de déposer dans une archive ouverte (preprint, manuscrit accepté, etc.)? Avec quelle durée d'embargo ?</text:span></text:h>
      <text:p text:style-name="P14"/>
      <text:p text:style-name="P13"/>
      <text:p text:style-name="Horizontal_20_Line"/>
      <text:h text:style-name="Heading_20_2" text:outline-level="2"><text:span text:style-name="T11">2. </text:span><text:span text:style-name="T8">Rubrique </text:span><text:span text:style-name="T10">2</text:span><text:span text:style-name="T8"> : g</text:span><text:span text:style-name="T10">old</text:span><text:span text:style-name="T8"> open access</text:span></text:h>
      <text:p text:style-name="P19"/>
      <text:p text:style-name="Preformatted_20_Text"><text:span text:style-name="T7">URL des pages consultées :</text:span> </text:p>
      <text:p text:style-name="Preformatted_20_Text"/>
      <text:p text:style-name="P16"/>
      <text:h text:style-name="P25" text:outline-level="3"><text:span text:style-name="T11">2.1 </text:span><text:span text:style-name="T8">Nombre de titres concernés </text:span><text:span text:style-name="T9">(toutes disciplines confondues) ou lien vers la liste</text:span> </text:h>
      <text:p text:style-name="P6"/>
      <text:h text:style-name="P26" text:outline-level="3"><text:span text:style-name="T16">2.2 </text:span>Licences de publication <text:span text:style-name="T5">possibles</text:span></text:h>
      <text:p text:style-name="P15"/>
      <text:h text:style-name="Heading_20_3" text:outline-level="3"><text:soft-page-break/><text:span text:style-name="T11">2.3 </text:span><text:span text:style-name="T8">Politique tarifaire en quelques mots</text:span> </text:h>
      <text:p text:style-name="P7"/>
      <text:p text:style-name="Horizontal_20_Line"/>
      <text:h text:style-name="P22" text:outline-level="2"><text:span text:style-name="T15">3. </text:span><text:span text:style-name="T12">Rubrique 3 : hybrid open access</text:span></text:h>
      <text:p text:style-name="P19"/>
      <text:p text:style-name="P19">URL des pages consultées :</text:p>
      <text:p text:style-name="P19"/>
      <text:p text:style-name="P9"/>
      <text:h text:style-name="P25" text:outline-level="3"><text:span text:style-name="T15">3.1 </text:span><text:span text:style-name="T12">Nombre de titres concernés </text:span><text:span text:style-name="T13">(toutes disciplines confondues) ou lien vers la liste</text:span> </text:h>
      <text:p text:style-name="P8"/>
      <text:h text:style-name="P27" text:outline-level="3"><text:span text:style-name="T15">3.2 </text:span><text:span text:style-name="T12">Licences de publication </text:span><text:span text:style-name="T14">possibles</text:span> </text:h>
      <text:p text:style-name="P15"/>
      <text:h text:style-name="P27" text:outline-level="3"><text:span text:style-name="T15">3.3 </text:span><text:span text:style-name="T12">Politique tarifaire en quelques mots</text:span></text:h>
      <text:p text:style-name="P10"/>
      <text:p text:style-name="Horizontal_20_Line"/>
      <text:h text:style-name="Heading_20_2" text:outline-level="2"><text:span text:style-name="T16">4. </text:span>Rubrique 4 (facultatif) : autres </text:h>
      <text:p text:style-name="P20"/>
      <text:p text:style-name="P20">URL des pages consultées :</text:p>
      <text:p text:style-name="P20"/>
      <text:p text:style-name="P11"/>
      <text:h text:style-name="Heading_20_3" text:outline-level="3"><text:span text:style-name="T16">4.1 </text:span>L'éditeur permet-il d'autres usages <text:span text:style-name="T17">publics </text:span>(<text:span text:style-name="T4">mise en ligne sur un site web personnel, de laboratoire, ResearchGate, etc.)?</text:span></text:h>
      <text:p text:style-name="P12"/>
      <text:p text:style-name="P12"/>
      <text:h text:style-name="Heading_20_3" text:outline-level="3"><text:span text:style-name="T16">4.2 </text:span>Point<text:span text:style-name="T6">s</text:span> de vigilance, remarque<text:span text:style-name="T6">s</text:span></text:h>
      <text:p text:style-name="Text_20_body"/>
      <text:p text:style-name="P2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color="#333333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"Publier des articles en libre accès en chimie" - ED n° 40 Sciences chimiques - 2020-01-3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47S</meta:editing-duration>
    <meta:editing-cycles>10</meta:editing-cycles>
    <meta:generator>LibreOffice/5.3.5.2$Windows_x86 LibreOffice_project/50d9bf2b0a79cdb85a3814b592608037a682059d</meta:generator>
    <dc:date>2020-01-29T10:09:58.981000000</dc:date>
    <meta:document-statistic meta:table-count="0" meta:image-count="0" meta:object-count="0" meta:page-count="2" meta:paragraph-count="24" meta:word-count="226" meta:character-count="1316" meta:non-whitespace-character-count="1122"/>
    <meta:user-defined meta:name="Info 1"/>
    <meta:user-defined meta:name="Info 2"/>
    <meta:user-defined meta:name="Info 3"/>
    <meta:user-defined meta:name="Info 4"/>
  </office:meta>
</office:document-meta>
</file>